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S1">
      <style:paragraph-properties fo:margin-top="0cm" fo:margin-bottom="0cm" fo:break-before="auto" fo:break-after="auto" style:writing-mode="lr-tb"/>
      <style:text-properties style:font-name="Liberation Sans"/>
    </style:style>
    <style:style style:name="P2" style:family="paragraph" style:parent-style-name="Standard" style:list-style-name="LS1">
      <style:paragraph-properties fo:margin-top="0cm" fo:margin-bottom="0cm" fo:break-before="auto" fo:break-after="auto" style:writing-mode="lr-tb"/>
      <style:text-properties style:font-name="Liberation Sans" fo:font-weight="bold" style:font-weight-asian="bold" style:font-weight-complex="bold"/>
    </style:style>
    <style:style style:name="P3" style:family="paragraph" style:parent-style-name="Standard" style:list-style-name="LS1">
      <style:paragraph-properties fo:margin-top="0cm" fo:margin-bottom="0cm" fo:break-before="auto" fo:break-after="auto" style:writing-mode="lr-tb"/>
      <style:text-properties style:font-name="Liberation Sans" fo:font-style="normal" style:font-style-asian="normal" style:font-style-complex="normal"/>
    </style:style>
    <style:style style:name="P4" style:family="paragraph" style:parent-style-name="Standard" style:list-style-name="LS1">
      <style:paragraph-properties fo:margin-top="0cm" fo:margin-bottom="0cm" fo:break-before="auto" fo:break-after="auto" style:writing-mode="lr-tb"/>
      <style:text-properties style:font-name="Liberation Sans" fo:font-style="italic" style:font-style-asian="italic" style:font-style-complex="italic"/>
    </style:style>
    <style:style style:name="P5" style:family="paragraph" style:parent-style-name="Standard" style:list-style-name="LS1">
      <style:paragraph-properties fo:margin-top="0cm" fo:margin-bottom="0cm" style:writing-mode="lr-tb"/>
      <style:text-properties style:font-name="Liberation Sans" fo:font-style="italic" style:font-style-asian="italic" style:font-style-complex="italic"/>
    </style:style>
    <style:style style:name="P6" style:family="paragraph" style:parent-style-name="Standard" style:list-style-name="LS1">
      <style:paragraph-properties fo:margin-top="0cm" fo:margin-bottom="0cm" style:writing-mode="lr-tb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 style:list-style-name="LS1">
      <style:paragraph-properties fo:margin-top="0cm" fo:margin-bottom="0cm" style:writing-mode="lr-tb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Heading_20_2" style:master-page-name="Standard">
      <style:paragraph-properties fo:text-align="center" style:justify-single-word="false" style:page-number="auto" fo:break-before="auto" fo:break-after="auto" style:writing-mode="lr-tb"/>
      <style:text-properties style:font-name="Liberation Sans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0">PLAN DE TRABAJO MEMORIA<text:line-break/></text:h>
      <text:list xml:id="list2034871712" text:style-name="LS1">
        <text:list-item>
          <text:p text:style-name="P1"><text:span text:style-name="T1">Documentación</text:span> </text:p>
          <text:list>
            <text:list-item>
              <text:p text:style-name="P1">Programación en C</text:p>
            </text:list-item>
            <text:list-item>
              <text:p text:style-name="P1">Programación de Microcontroladores PIC24</text:p>
            </text:list-item>
            <text:list-item>
              <text:p text:style-name="P1">Sistemas operativos de tiempo real</text:p>
            </text:list-item>
            <text:list-item>
              <text:p text:style-name="P1">Sistema Operativo FreeRTOS</text:p>
            </text:list-item>
            <text:list-item>
              <text:p text:style-name="P1">Gestión del equipo de trabajo</text:p>
              <text:list>
                <text:list-item>
                  <text:p text:style-name="P1">Carta Gantt área electrónica</text:p>
                </text:list-item>
                <text:list-item>
                  <text:p text:style-name="P1">Planilla de registro de actividades del equipo</text:p>
                </text:list-item>
              </text:list>
            </text:list-item>
          </text:list>
        </text:list-item>
        <text:list-item>
          <text:p text:style-name="P2">Controladores de hardware. Funcionamiento y pruebas independientes</text:p>
          <text:list>
            <text:list-item>
              <text:p text:style-name="P1">Organización y utilización de repositorio de software SVN</text:p>
            </text:list-item>
            <text:list-item>
              <text:p text:style-name="P1">Recepción del Cubesat kit. Pruebas de funcionamiento básicas</text:p>
            </text:list-item>
            <text:list-item>
              <text:p text:style-name="P1">Programación de drivers para microcontrolador PIC24F y periféricos</text:p>
              <text:list>
                <text:list-item>
                  <text:p text:style-name="P1">ADC (TOo)</text:p>
                </text:list-item>
                <text:list-item>
                  <text:p text:style-name="P1">I2C</text:p>
                </text:list-item>
                <text:list-item>
                  <text:p text:style-name="P1">UART</text:p>
                </text:list-item>
                <text:list-item>
                  <text:p text:style-name="P1">SPI (TOo)</text:p>
                </text:list-item>
                <text:list-item>
                  <text:p text:style-name="P1">PWM (TOo)</text:p>
                </text:list-item>
                <text:list-item>
                  <text:p text:style-name="P1">RTCC (FRa)</text:p>
                </text:list-item>
              </text:list>
            </text:list-item>
            <text:list-item>
              <text:p text:style-name="P1">Drivers para el manejo estándar de la MB y el PPM del Cubesat kit</text:p>
              <text:list>
                <text:list-item>
                  <text:p text:style-name="P1"/>
                </text:list-item>
                <text:list-item>
                  <text:p text:style-name="P1">RTC M41T81S</text:p>
                </text:list-item>
                <text:list-item>
                  <text:p text:style-name="P1">Memoria Flash AT25DF641 (DVa)</text:p>
                </text:list-item>
              </text:list>
            </text:list-item>
            <text:list-item>
              <text:p text:style-name="P1"><text:s/>Drivers para <text:s/>Transceiver</text:p>
              <text:list>
                <text:list-item>
                  <text:p text:style-name="P1">Pruebas con software ALLSPACE</text:p>
                  <text:list>
                    <text:list-item>
                      <text:p text:style-name="P1">Configuración</text:p>
                    </text:list-item>
                    <text:list-item>
                      <text:p text:style-name="P1">Beacon</text:p>
                    </text:list-item>
                    <text:list-item>
                      <text:p text:style-name="P1">Telemetría</text:p>
                    </text:list-item>
                    <text:list-item>
                      <text:p text:style-name="P3">Telecomandos</text:p>
                    </text:list-item>
                  </text:list>
                </text:list-item>
                <text:list-item>
                  <text:p text:style-name="P1">Programación de drivers</text:p>
                  <text:list>
                    <text:list-item>
                      <text:p text:style-name="P1">Configuración</text:p>
                    </text:list-item>
                    <text:list-item>
                      <text:p text:style-name="P1">Beacon</text:p>
                    </text:list-item>
                    <text:list-item>
                      <text:p text:style-name="P1">Telemetría</text:p>
                    </text:list-item>
                    <text:list-item>
                      <text:p text:style-name="P4">Telecomandos</text:p>
                    </text:list-item>
                  </text:list>
                </text:list-item>
                <text:list-item>
                  <text:p text:style-name="P1">Pruebas utilizando drivers</text:p>
                  <text:list>
                    <text:list-item>
                      <text:p text:style-name="P1">Configuración</text:p>
                    </text:list-item>
                    <text:list-item>
                      <text:p text:style-name="P1">Beacon</text:p>
                    </text:list-item>
                    <text:list-item>
                      <text:p text:style-name="P1">Telemetría</text:p>
                    </text:list-item>
                    <text:list-item>
                      <text:p text:style-name="P4">Telecomandos</text:p>
                    </text:list-item>
                  </text:list>
                </text:list-item>
              </text:list>
            </text:list-item>
            <text:list-item>
              <text:p text:style-name="P1"><text:s/>Drivers de EPS (FRs)</text:p>
              <text:list>
                <text:list-item>
                  <text:p text:style-name="P1">Pruebas EPS</text:p>
                </text:list-item>
                <text:list-item>
                  <text:p text:style-name="P1">Programación de drivers EPS</text:p>
                </text:list-item>
                <text:list-item>
                  <text:p text:style-name="P1">Pruebas de EPS con drivers</text:p>
                </text:list-item>
              </text:list>
            </text:list-item>
          </text:list>
        </text:list-item>
        <text:list-item>
          <text:p text:style-name="P2">Sistema Operativo</text:p>
          <text:list>
            <text:list-item>
              <text:p text:style-name="P1">Incorporación de un SO de tiempo real preemptive <text:s/>que permite la ejecución de tareas simultáneamente y sincronización</text:p>
            </text:list-item>
            <text:list-item>
              <text:p text:style-name="P1"><text:soft-page-break/>Pruebas con Salvo (Insatisfactorias)</text:p>
            </text:list-item>
            <text:list-item>
              <text:p text:style-name="P1">Pruebas con FreeRTOS (Sistema seleccionado)</text:p>
            </text:list-item>
          </text:list>
        </text:list-item>
        <text:list-item>
          <text:p text:style-name="P2">Aplicaciones (Software SUCHAI)</text:p>
          <text:list>
            <text:list-item>
              <text:p text:style-name="P1">Evaluación y diseño de arquitectura de software</text:p>
              <text:list>
                <text:list-item>
                  <text:p text:style-name="P1">Arquitectura basada en módulos por cada sistema (Desechada)</text:p>
                </text:list-item>
                <text:list-item>
                  <text:p text:style-name="P1">Reunión con colaboradores del DCC</text:p>
                </text:list-item>
                <text:list-item>
                  <text:p text:style-name="P1">Arquitectura basada en patrón de diseño ‘Command Pattern’</text:p>
                </text:list-item>
              </text:list>
            </text:list-item>
            <text:list-item>
              <text:p text:style-name="P1">Implementación de sistema de inicialización del satélite (TOo)</text:p>
              <text:list>
                <text:list-item>
                  <text:p text:style-name="P1">Tarea de inicialización del sistema (TaskDeployment).</text:p>
                </text:list-item>
                <text:list-item>
                  <text:p text:style-name="P1">Comprobación de inactividad en los 30min posteriores al lanzamiento</text:p>
                </text:list-item>
                <text:list-item>
                  <text:p text:style-name="P1">Rutina para el despliegue de antenas</text:p>
                </text:list-item>
                <text:list-item>
                  <text:p text:style-name="P1">Inicializaciones del software SUCHAI</text:p>
                </text:list-item>
                <text:list-item>
                  <text:p text:style-name="P1">Creación de Listeners</text:p>
                </text:list-item>
                <text:list-item>
                  <text:p text:style-name="P1">Término de la tarea taskDeployment</text:p>
                </text:list-item>
              </text:list>
            </text:list-item>
            <text:list-item>
              <text:p text:style-name="P1">Implementación de la arquitectura de software basada en comandos.</text:p>
              <text:list>
                <text:list-item>
                  <text:p text:style-name="P1">Implementar Listeners (Varias tareas simultaneas)</text:p>
                  <text:list>
                    <text:list-item>
                      <text:p text:style-name="P1">Console, interprete de consola serial</text:p>
                    </text:list-item>
                    <text:list-item>
                      <text:p text:style-name="P1">Communications, recepción de TC y envio de TM</text:p>
                    </text:list-item>
                    <text:list-item>
                      <text:p text:style-name="P1">FlightPlan, itinerario de activiades</text:p>
                    </text:list-item>
                    <text:list-item>
                      <text:p text:style-name="P1">HouseKeeping, control rutinario interno del sistema</text:p>
                    </text:list-item>
                    <text:list-item>
                      <text:p text:style-name="P1">Generación de comandos</text:p>
                    </text:list-item>
                    <text:list-item>
                      <text:p text:style-name="P1">Inteligencias basada en repositorio de datos o algún dispositivo específico (TRX, EPS o Payloads). </text:p>
                    </text:list-item>
                  </text:list>
                </text:list-item>
                <text:list-item>
                  <text:p text:style-name="P1">Implementar Dispatcher</text:p>
                  <text:list>
                    <text:list-item>
                      <text:p text:style-name="P1">Recibe en una cola los comandos provenientes desde diferentes listeners</text:p>
                    </text:list-item>
                    <text:list-item>
                      <text:p text:style-name="P3">Decide la ejecución de cada comando</text:p>
                      <text:list>
                        <text:list-item>
                          <text:p text:style-name="P3">Según estado de energía</text:p>
                        </text:list-item>
                      </text:list>
                    </text:list-item>
                    <text:list-item>
                      <text:p text:style-name="P1">Envía comando a Executer para su final ejecución</text:p>
                    </text:list-item>
                    <text:list-item>
                      <text:p text:style-name="P1">Recibe estatus de ejecución del comando</text:p>
                    </text:list-item>
                  </text:list>
                </text:list-item>
                <text:list-item>
                  <text:p text:style-name="P1">Implementar Executer</text:p>
                  <text:list>
                    <text:list-item>
                      <text:p text:style-name="P1">Solo un executer a la vez</text:p>
                    </text:list-item>
                    <text:list-item>
                      <text:p text:style-name="P1">Cada comando posee todo el procesador y recursos</text:p>
                    </text:list-item>
                    <text:list-item>
                      <text:p text:style-name="P1">Máximo 2min de ejecución (WDT)</text:p>
                    </text:list-item>
                  </text:list>
                </text:list-item>
                <text:list-item>
                  <text:p text:style-name="P1">Implementar Repositorio de datos (TOo)</text:p>
                  <text:list>
                    <text:list-item>
                      <text:p text:style-name="P1">Actualizado constantemente desde el Listener Housekeeping usando los comandos cmdDRP</text:p>
                    </text:list-item>
                    <text:list-item>
                      <text:p text:style-name="P1">Contiene variables de estado</text:p>
                      <text:list>
                        <text:list-item>
                          <text:p text:style-name="P1">mPPC_state variables del PIC, PPM y MB</text:p>
                        </text:list-item>
                        <text:list-item>
                          <text:p text:style-name="P1">mDEP_state variables del Despliegue de antenas</text:p>
                        </text:list-item>
                        <text:list-item>
                          <text:p text:style-name="P1">mRTC_state variables con la hora actual</text:p>
                        </text:list-item>
                        <text:list-item>
                          <text:p text:style-name="P1">mEPS_state variables de la EPS</text:p>
                        </text:list-item>
                        <text:list-item>
                          <text:p text:style-name="P1">mTRX_state variables del TRX</text:p>
                        </text:list-item>
                      </text:list>
                    </text:list-item>
                    <text:list-item>
                      <text:p text:style-name="P1">Contiene el plan de vuelo</text:p>
                    </text:list-item>
                    <text:list-item>
                      <text:p text:style-name="P4">Necesidad de sincronización</text:p>
                    </text:list-item>
                  </text:list>
                </text:list-item>
                <text:list-item>
                  <text:p text:style-name="P1">Implementar Repositorio de comandos</text:p>
                  <text:list>
                    <text:list-item>
                      <text:p text:style-name="P1">Generar sintaxis estándar de comandos</text:p>
                      <text:list>
                        <text:list-item>
                          <text:p text:style-name="P1">Estructura de comandos para dispatcher</text:p>
                        </text:list-item>
                        <text:list-item>
                          <text:p text:style-name="P1">Estructura de comandos para executer</text:p>
                        </text:list-item>
                        <text:list-item>
                          <text:p text:style-name="P1"><text:soft-page-break/>Sintaxis estándar de comandos</text:p>
                        </text:list-item>
                      </text:list>
                    </text:list-item>
                    <text:list-item>
                      <text:p text:style-name="P1">Almacena la lista de comandos disponibles</text:p>
                      <text:list>
                        <text:list-item>
                          <text:p text:style-name="P1">Arreglos con comandos para cada área</text:p>
                        </text:list-item>
                      </text:list>
                    </text:list-item>
                    <text:list-item>
                      <text:p text:style-name="P1">Documentación y control de comandos disponibles (TOo)</text:p>
                      <text:list>
                        <text:list-item>
                          <text:p text:style-name="P1">Identificador único que incluye área y código</text:p>
                        </text:list-item>
                        <text:list-item>
                          <text:p text:style-name="P1">Planilla online para referencia y control</text:p>
                        </text:list-item>
                      </text:list>
                    </text:list-item>
                    <text:list-item>
                      <text:p text:style-name="P1">Implementación de comandos para cada módulo necesario</text:p>
                      <text:list>
                        <text:list-item>
                          <text:p text:style-name="P1">cmdConsole, consola serial.</text:p>
                        </text:list-item>
                        <text:list-item>
                          <text:p text:style-name="P1">cmdPPC, microprocesador.</text:p>
                        </text:list-item>
                        <text:list-item>
                          <text:p text:style-name="P1">cmdDRP, actualizar repositorio de datos.</text:p>
                        </text:list-item>
                        <text:list-item>
                          <text:p text:style-name="P1">cmdTRX, funcionalidades de comunicaciones</text:p>
                        </text:list-item>
                        <text:list-item>
                          <text:p text:style-name="P1">cmdEPS, funcionalidades de energia</text:p>
                        </text:list-item>
                        <text:list-item>
                          <text:p text:style-name="P4">cmdRTC, funcionalidades para RTC</text:p>
                        </text:list-item>
                        <text:list-item>
                          <text:p text:style-name="P4">cmdPAY, funcionalidades específicas a un payloa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Integración de Hardware básico</text:p>
          <text:list>
            <text:list-item>
              <text:p text:style-name="P1">Integración de TRX</text:p>
              <text:list>
                <text:list-item>
                  <text:p text:style-name="P1">Conexión con cable coaxial del TRX con la antena</text:p>
                </text:list-item>
                <text:list-item>
                  <text:p text:style-name="P1">Recepción de telemetría en estación terrena</text:p>
                </text:list-item>
                <text:list-item>
                  <text:p text:style-name="P3">Envío de telecomandos desde estación terrena</text:p>
                </text:list-item>
              </text:list>
            </text:list-item>
            <text:list-item>
              <text:p text:style-name="P4">Integración de EPS</text:p>
              <text:list>
                <text:list-item>
                  <text:p text:style-name="P4">Medición de consumo energético (si aplica)</text:p>
                </text:list-item>
                <text:list-item>
                  <text:p text:style-name="P4">Comprobación de que los killswitch (BATT POS) cortan la alimentación de la EPS hacia el bus 5V_sys Vcc_sys y V_batt</text:p>
                </text:list-item>
                <text:list-item>
                  <text:p text:style-name="P4">Comprobación de alimentación de buses de energia</text:p>
                </text:list-item>
                <text:list-item>
                  <text:p text:style-name="P4">Comprobación de carga de baterías</text:p>
                </text:list-item>
                <text:list-item>
                  <text:p text:style-name="P5">Comprobar sistema de estimación de carga</text:p>
                </text:list-item>
              </text:list>
            </text:list-item>
          </text:list>
        </text:list-item>
        <text:list-item>
          <text:p text:style-name="P7">Pruebas generales</text:p>
          <text:list>
            <text:list-item>
              <text:p text:style-name="P6">Pruebas de funcionamiento prolongado</text:p>
            </text:list-item>
            <text:list-item>
              <text:p text:style-name="P6">Pruebas de funcionamiento intenso</text:p>
            </text:list-item>
            <text:list-item>
              <text:p text:style-name="P6">Pruebas de control de fallos (simulados)</text:p>
            </text:list-item>
            <text:list-item>
              <text:p text:style-name="P6">Pruebas de telecomandos</text:p>
            </text:list-item>
            <text:list-item>
              <text:p text:style-name="P6">Pruebas de telemetrí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2Level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2Level2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2Level3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2Level4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2Level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2Level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2Level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2Level8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9T01:18:31</meta:creation-date>
    <dc:date>2012-10-12T01:12:35</dc:date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121" meta:word-count="710" meta:character-count="298" meta:non-whitespace-character-count="4001"/>
    <meta:user-defined meta:name="Información 1"/>
    <meta:user-defined meta:name="Información 2"/>
    <meta:user-defined meta:name="Información 3"/>
    <meta:user-defined meta:name="Información 4"/>
  </office:meta>
</office:document-meta>
</file>